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572cm" style:rel-column-width="13770*"/>
    </style:style>
    <style:style style:name="Tabla3.B" style:family="table-column">
      <style:table-column-properties style:column-width="13.427cm" style:rel-column-width="51765*"/>
    </style:style>
    <style:style style:name="Tabla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572cm" style:rel-column-width="13770*"/>
    </style:style>
    <style:style style:name="Tabla4.B" style:family="table-column">
      <style:table-column-properties style:column-width="13.427cm" style:rel-column-width="51765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3"/>
    <style:style style:name="P4" style:family="paragraph" style:parent-style-name="Table_20_Contents" style:list-style-name="L4"/>
    <style:style style:name="P5" style:family="paragraph" style:parent-style-name="Table_20_Contents" style:list-style-name="L5"/>
    <style:style style:name="P6" style:family="paragraph" style:parent-style-name="Table_20_Contents" style:list-style-name="L6"/>
    <style:style style:name="P7" style:family="paragraph" style:parent-style-name="Table_20_Contents" style:list-style-name="L7"/>
    <style:style style:name="P8" style:family="paragraph" style:parent-style-name="Table_20_Contents" style:list-style-name="L8"/>
    <style:style style:name="P9" style:family="paragraph" style:parent-style-name="Table_20_Contents" style:list-style-name="L9"/>
    <style:style style:name="P10" style:family="paragraph" style:parent-style-name="Table_20_Contents" style:list-style-name="L10"/>
    <style:style style:name="P11" style:family="paragraph" style:parent-style-name="Table_20_Contents" style:list-style-name="L11"/>
    <style:style style:name="P12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able_20_Contents">elementosCarta = iniciaNuevoPedido(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able_20_Contents">Operación encargada de devolver las secciones de la carta con sus correspondientes elementos.</text:p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.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>Nuevo Pedido.</text:p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list xml:id="list43315847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list xml:id="list22560850" text:continue-numbering="true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list xml:id="list43333637" text:style-name="L3">
              <text:list-item>
                <text:p text:style-name="P3">Una lista de elementos tipo par nombre de sección de carta, lista de elementos de la sección.</text:p>
              </text:list-item>
            </text:list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Table_20_Contents">exito = nuevoPedido(codMesa, elementosPedido)</text:p>
          </table:table-cell>
        </table:table-row>
        <table:table-row>
          <table:table-cell table:style-name="Tabla1.A2" office:value-type="string">
            <text:p text:style-name="P1">Responsabilidad:</text:p>
          </table:table-cell>
          <table:table-cell table:style-name="Tabla1.B2" office:value-type="string">
            <text:p text:style-name="Table_20_Contents">Operación encargada de incluir un nuevo pedido en el sistema.</text:p>
          </table:table-cell>
        </table:table-row>
        <table:table-row>
          <table:table-cell table:style-name="Tabla1.A2" office:value-type="string">
            <text:p text:style-name="P1">Tipo:</text:p>
          </table:table-cell>
          <table:table-cell table:style-name="Tabla1.B2" office:value-type="string">
            <text:p text:style-name="Table_20_Contents">Sistema.</text:p>
          </table:table-cell>
        </table:table-row>
        <table:table-row>
          <table:table-cell table:style-name="Tabla1.A2" office:value-type="string">
            <text:p text:style-name="P1">Referencias:</text:p>
          </table:table-cell>
          <table:table-cell table:style-name="Tabla1.B2" office:value-type="string">
            <text:p text:style-name="Table_20_Contents">Nuevo Pedido.</text:p>
          </table:table-cell>
        </table:table-row>
        <table:table-row>
          <table:table-cell table:style-name="Tabla1.A2" office:value-type="string">
            <text:p text:style-name="P1">Nota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Excepción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ón:</text:p>
          </table:table-cell>
          <table:table-cell table:style-name="Tabla1.B2" office:value-type="string">
            <text:list xml:id="list22567817" text:continue-list="list22560850" text:style-name="L1">
              <text:list-item>
                <text:p text:style-name="P2">El parámetro codMesa es correcto.</text:p>
              </text:list-item>
              <text:list-item>
                <text:p text:style-name="P2">Los miembros del parámetro elementosPedido son correctos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ón:</text:p>
          </table:table-cell>
          <table:table-cell table:style-name="Tabla1.B2" office:value-type="string">
            <text:list xml:id="list43328920" text:style-name="L4">
              <text:list-item>
                <text:p text:style-name="P4">Se creó un pedido con estado “modificable”.</text:p>
              </text:list-item>
              <text:list-item>
                <text:p text:style-name="P4">Se crearon elementos de pedido con estado “en cola”.</text:p>
              </text:list-item>
              <text:list-item>
                <text:p text:style-name="P4">Se creó un enlace entre el pedido y la comanda.</text:p>
              </text:list-item>
              <text:list-item>
                <text:p text:style-name="P4">Se crearon enlaces entre el pedido y lo elementos de pedido.</text:p>
              </text:list-item>
              <text:list-item>
                <text:p text:style-name="P4">Se crearon enlaces entre los elementos de pedido y los elementos plato y/o elementos bebida.</text:p>
              </text:list-item>
            </text:list>
          </table:table-cell>
        </table:table-row>
        <table:table-row>
          <table:table-cell table:style-name="Tabla1.A9" office:value-type="string">
            <text:p text:style-name="P1">Salida:</text:p>
          </table:table-cell>
          <table:table-cell table:style-name="Tabla1.B9" office:value-type="string">
            <text:list xml:id="list43333431" text:style-name="L5">
              <text:list-item>
                <text:p text:style-name="P5">True si el pedido fue realizado con éxito, false en caso contrario.</text:p>
              </text:list-item>
            </text:list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:</text:p>
          </table:table-cell>
          <table:table-cell table:style-name="Tabla2.B1" office:value-type="string">
            <text:p text:style-name="Table_20_Contents">pedidosMesa = iniciaModificaPedido(codMesa)</text:p>
          </table:table-cell>
        </table:table-row>
        <table:table-row>
          <table:table-cell table:style-name="Tabla2.A2" office:value-type="string">
            <text:p text:style-name="P1">Responsabilidad:</text:p>
          </table:table-cell>
          <table:table-cell table:style-name="Tabla2.B2" office:value-type="string">
            <text:p text:style-name="Table_20_Contents">Operación obtener los pedidos con estado “modificable” de la mesa a la que hace referencia codMesa.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Table_20_Contents">Sistema.</text:p>
          </table:table-cell>
        </table:table-row>
        <table:table-row>
          <table:table-cell table:style-name="Tabla2.A2" office:value-type="string">
            <text:p text:style-name="P1">Referencias:</text:p>
          </table:table-cell>
          <table:table-cell table:style-name="Tabla2.B2" office:value-type="string">
            <text:p text:style-name="Table_20_Contents">Modifica Pedido.</text:p>
          </table:table-cell>
        </table:table-row>
        <table:table-row>
          <table:table-cell table:style-name="Tabla2.A2" office:value-type="string">
            <text:p text:style-name="P1">Nota:</text:p>
          </table:table-cell>
          <table:table-cell table:style-name="Tabla2.B2" office:value-type="string">
            <text:p text:style-name="Table_20_Contents"/>
          </table:table-cell>
        </table:table-row>
        <text:soft-page-break/>
        <table:table-row>
          <table:table-cell table:style-name="Tabla2.A2" office:value-type="string">
            <text:p text:style-name="P1">Excepción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recondición:</text:p>
          </table:table-cell>
          <table:table-cell table:style-name="Tabla2.B2" office:value-type="string">
            <text:list xml:id="list22567429" text:continue-list="list22567817" text:style-name="L1">
              <text:list-item>
                <text:p text:style-name="P2">El parámetro codMesa es correcto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ón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9" office:value-type="string">
            <text:p text:style-name="P1">Salida:</text:p>
          </table:table-cell>
          <table:table-cell table:style-name="Tabla2.B9" office:value-type="string">
            <text:list xml:id="list21138075" text:style-name="L7">
              <text:list-item>
                <text:p text:style-name="P7">Una lista de pedidos.</text:p>
              </text:list-item>
            </text:list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:</text:p>
          </table:table-cell>
          <table:table-cell table:style-name="Tabla3.B1" office:value-type="string">
            <text:p text:style-name="Table_20_Contents">elementosCarta, elementosPedido = obtieneElementos(codPedido)</text:p>
          </table:table-cell>
        </table:table-row>
        <table:table-row>
          <table:table-cell table:style-name="Tabla3.A2" office:value-type="string">
            <text:p text:style-name="P1">Responsabilidad:</text:p>
          </table:table-cell>
          <table:table-cell table:style-name="Tabla3.B2" office:value-type="string">
            <text:p text:style-name="Table_20_Contents">Operación obtener los elementos de la carta y los elementos del pedido al que hace referencia codPedido.</text:p>
          </table:table-cell>
        </table:table-row>
        <table:table-row>
          <table:table-cell table:style-name="Tabla3.A2" office:value-type="string">
            <text:p text:style-name="P1">Tipo:</text:p>
          </table:table-cell>
          <table:table-cell table:style-name="Tabla3.B2" office:value-type="string">
            <text:p text:style-name="Table_20_Contents">Sistema.</text:p>
          </table:table-cell>
        </table:table-row>
        <table:table-row>
          <table:table-cell table:style-name="Tabla3.A2" office:value-type="string">
            <text:p text:style-name="P1">Referencias:</text:p>
          </table:table-cell>
          <table:table-cell table:style-name="Tabla3.B2" office:value-type="string">
            <text:p text:style-name="Table_20_Contents">Modifica Pedido.</text:p>
          </table:table-cell>
        </table:table-row>
        <table:table-row>
          <table:table-cell table:style-name="Tabla3.A2" office:value-type="string">
            <text:p text:style-name="P1">Nota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Excepción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Precondición:</text:p>
          </table:table-cell>
          <table:table-cell table:style-name="Tabla3.B2" office:value-type="string">
            <text:list xml:id="list22569154" text:continue-list="list22567429" text:style-name="L1">
              <text:list-item>
                <text:p text:style-name="P2">El parámetro codPedido es correcto.</text:p>
              </text:list-item>
            </text:list>
          </table:table-cell>
        </table:table-row>
        <table:table-row>
          <table:table-cell table:style-name="Tabla3.A2" office:value-type="string">
            <text:p text:style-name="P1">Postcondición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9" office:value-type="string">
            <text:p text:style-name="P1">Salida:</text:p>
          </table:table-cell>
          <table:table-cell table:style-name="Tabla3.B9" office:value-type="string">
            <text:list xml:id="list21144814" text:style-name="L9">
              <text:list-item>
                <text:p text:style-name="P9">Una lista de elementos tipo par nombre de sección de carta, lista de elementos de la sección.</text:p>
              </text:list-item>
              <text:list-item>
                <text:p text:style-name="P9">Una lista de elementos de pedido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Nombre:</text:p>
          </table:table-cell>
          <table:table-cell table:style-name="Tabla4.B1" office:value-type="string">
            <text:p text:style-name="Table_20_Contents">exito = modificaPedido(codPedido, elementosPedido)</text:p>
          </table:table-cell>
        </table:table-row>
        <table:table-row>
          <table:table-cell table:style-name="Tabla4.A2" office:value-type="string">
            <text:p text:style-name="P1">Responsabilidad:</text:p>
          </table:table-cell>
          <table:table-cell table:style-name="Tabla4.B2" office:value-type="string">
            <text:p text:style-name="Table_20_Contents">Operación encargada de modificar los elementos asociados a un pedido de la mesa a la que hace referencia codMesa. Destruye el pedido que tenía el</text:p>
          </table:table-cell>
        </table:table-row>
        <table:table-row>
          <table:table-cell table:style-name="Tabla4.A2" office:value-type="string">
            <text:p text:style-name="P1">Tipo:</text:p>
          </table:table-cell>
          <table:table-cell table:style-name="Tabla4.B2" office:value-type="string">
            <text:p text:style-name="Table_20_Contents">Sistema.</text:p>
          </table:table-cell>
        </table:table-row>
        <table:table-row>
          <table:table-cell table:style-name="Tabla4.A2" office:value-type="string">
            <text:p text:style-name="P1">Referencias:</text:p>
          </table:table-cell>
          <table:table-cell table:style-name="Tabla4.B2" office:value-type="string">
            <text:p text:style-name="Table_20_Contents">Nuevo Pedido.</text:p>
          </table:table-cell>
        </table:table-row>
        <table:table-row>
          <table:table-cell table:style-name="Tabla4.A2" office:value-type="string">
            <text:p text:style-name="P1">Nota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Excepción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recondición:</text:p>
          </table:table-cell>
          <table:table-cell table:style-name="Tabla4.B2" office:value-type="string">
            <text:list xml:id="list22589142" text:continue-list="list22569154" text:style-name="L1">
              <text:list-item>
                <text:p text:style-name="P2">El parámetro codMesa es correcto.</text:p>
              </text:list-item>
              <text:list-item>
                <text:p text:style-name="P2">Los miembros del parámetro elementosPedido son correctos.</text:p>
              </text:list-item>
            </text:list>
          </table:table-cell>
        </table:table-row>
        <table:table-row>
          <table:table-cell table:style-name="Tabla4.A2" office:value-type="string">
            <text:p text:style-name="P1">Postcondición:</text:p>
          </table:table-cell>
          <table:table-cell table:style-name="Tabla4.B2" office:value-type="string">
            <text:list xml:id="list21239265" text:style-name="L10">
              <text:list-item>
                <text:p text:style-name="P10">Se creó un pedido con estado “modificable”.</text:p>
              </text:list-item>
              <text:list-item>
                <text:p text:style-name="P10">Se crearon elementos de pedido con estado “en cola”.</text:p>
              </text:list-item>
              <text:list-item>
                <text:p text:style-name="P10">Se creó un enlace entre el pedido y la comanda.</text:p>
              </text:list-item>
              <text:list-item>
                <text:p text:style-name="P10">Se crearon enlaces entre el pedido y lo elementos de pedido.</text:p>
              </text:list-item>
              <text:list-item>
                <text:p text:style-name="P10">Se crearon enlaces entre los elementos de pedido y los elementos plato y/o elementos bebida.</text:p>
              </text:list-item>
            </text:list>
          </table:table-cell>
        </table:table-row>
        <table:table-row>
          <table:table-cell table:style-name="Tabla4.A9" office:value-type="string">
            <text:p text:style-name="P1">Salida:</text:p>
          </table:table-cell>
          <table:table-cell table:style-name="Tabla4.B9" office:value-type="string">
            <text:list xml:id="list21223077" text:style-name="L11">
              <text:list-item>
                <text:p text:style-name="P11">True si el pedido fue realizado con éxito, false en caso contrari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3T12:48:08.29</meta:creation-date>
    <meta:generator>OpenOffice.org/3.2$Win32 OpenOffice.org_project/320m12$Build-9483</meta:generator>
    <meta:editing-duration>PT04H30M20S</meta:editing-duration>
    <meta:editing-cycles>16</meta:editing-cycles>
    <dc:date>2010-04-24T02:46:01.59</dc:date>
    <meta:document-statistic meta:table-count="5" meta:image-count="0" meta:object-count="0" meta:page-count="2" meta:paragraph-count="87" meta:word-count="392" meta:character-count="2525"/>
  </office:meta>
</office:document-meta>
</file>